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4cm" fo:min-width="3.464cm" draw:shadow="visible" draw:shadow-offset-x="0.203cm" draw:shadow-offset-y="0.203cm"/>
    </style:style>
    <style:style style:name="gr2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2.334cm" fo:min-width="2.294cm" draw:shadow="visible" draw:shadow-offset-x="0.203cm" draw:shadow-offset-y="0.203cm"/>
    </style:style>
    <style:style style:name="gr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="Arrow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1.082cm" fo:min-width="1.704cm" draw:shadow="visible" draw:shadow-offset-x="0.203cm" draw:shadow-offset-y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886cm" fo:min-width="1.704cm" draw:shadow="visible" draw:shadow-offset-x="0.203cm" draw:shadow-offset-y="0.203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9.195cm"/>
    </style:style>
    <style:style style:name="gr8" style:family="graphic" style:parent-style-name="standard">
      <style:graphic-properties svg:stroke-width="0.051cm" svg:stroke-color="#000000" draw:marker-start="Arrow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414cm" fo:min-width="2.156cm" draw:shadow="visible" draw:shadow-offset-x="0.203cm" draw:shadow-offset-y="0.203cm"/>
    </style:style>
    <style:style style:name="gr1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64cm" svg:height="1.524cm" svg:x="9.357cm" svg:y="1.797cm">
          <text:p text:style-name="P1"><text:span text:style-name="T1">picoVersa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94cm" svg:height="2.584cm" svg:x="2.105cm" svg:y="1.27cm">
          <text:p text:style-name="P1"><text:span text:style-name="T1">Program</text:span></text:p>
          <text:p text:style-name="P1"><text:span text:style-name="T1">&amp;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23cm -0.388cm" svg:x1="11.339cm" svg:y1="1.797cm" svg:x2="2.105cm" svg:y2="2.562cm" draw:start-shape="id1" draw:start-glue-point="0" draw:end-shape="id2" draw:end-glue-point="3" svg:d="M11339 1797v-798h-10123v1563h889" svg:viewBox="0 0 10124 1564">
          <text:p/>
        </draw:connector>
        <draw:connector draw:style-name="gr4" draw:text-style-name="P1" draw:layer="layout" svg:x1="3.542cm" svg:y1="8.184cm" svg:x2="13.567cm" svg:y2="5.284cm" draw:start-shape="id3" draw:start-glue-point="0" draw:end-shape="id4" svg:d="M3542 8184v-1450h10025v-1450" svg:viewBox="0 0 10026 2901">
          <text:p/>
        </draw:connector>
        <draw:custom-shape draw:style-name="gr5" draw:text-style-name="P4" xml:id="id5" draw:id="id5" draw:layer="layout" svg:width="2.204cm" svg:height="1.332cm" svg:x="5.519cm" svg:y="8.192cm">
          <text:p text:style-name="P1"><text:span text:style-name="T1">Debug</text:span></text:p>
          <text:p text:style-name="P1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2.204cm" svg:height="2.136cm" svg:x="2.44cm" svg:y="8.184cm">
          <text:p text:style-name="P1"><text:span text:style-name="T1">General</text:span></text:p>
          <text:p text:style-name="P1"><text:span text:style-name="T1">Purpose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19.695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1"><text:span text:style-name="T2">data bu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3.567cm" svg:y1="4.903cm" svg:x2="11.339cm" svg:y2="3.321cm" draw:start-shape="id4" draw:start-glue-point="0" draw:end-shape="id1" draw:end-glue-point="2" svg:d="M13567 4903v-690h-2228v-892" svg:viewBox="0 0 2229 1583">
          <text:p/>
        </draw:connector>
        <draw:connector draw:style-name="gr8" draw:text-style-name="P1" draw:layer="layout" svg:x1="9.357cm" svg:y1="2.559cm" svg:x2="4.899cm" svg:y2="2.562cm" draw:start-shape="id1" draw:start-glue-point="3" draw:end-shape="id2" draw:end-glue-point="1" svg:d="M9357 2559h-2127v3h-2331" svg:viewBox="0 0 4459 4">
          <text:p/>
        </draw:connector>
        <draw:connector draw:style-name="gr8" draw:text-style-name="P1" draw:layer="layout" svg:x1="6.621cm" svg:y1="8.192cm" svg:x2="13.567cm" svg:y2="5.284cm" draw:start-shape="id5" draw:start-glue-point="0" draw:end-shape="id4" svg:d="M6621 8192v-1454h6946v-1454" svg:viewBox="0 0 6947 2909">
          <text:p/>
        </draw:connector>
        <draw:frame draw:style-name="gr9" draw:text-style-name="P6" draw:layer="layout" svg:width="4.138cm" svg:height="0.806cm" svg:x="5.433cm" svg:y="0.2cm">
          <draw:text-box>
            <text:p><text:span text:style-name="T2">program counter</text:span></text:p>
          </draw:text-box>
        </draw:frame>
        <draw:frame draw:style-name="gr10" draw:text-style-name="P6" draw:layer="layout" svg:width="2.767cm" svg:height="0.806cm" svg:x="5.957cm" svg:y="2.569cm">
          <draw:text-box>
            <text:p><text:span text:style-name="T2">instruction</text:span></text:p>
          </draw:text-box>
        </draw:frame>
        <draw:connector draw:style-name="gr4" draw:text-style-name="P1" draw:layer="layout" draw:line-skew="0.516cm" svg:x1="4.563cm" svg:y1="5.283cm" svg:x2="3.502cm" svg:y2="3.854cm" draw:start-shape="id4" draw:start-glue-point="6" draw:end-shape="id2" draw:end-glue-point="2" svg:d="M4563 5283v1017h-1061v-2446" svg:viewBox="0 0 1062 2447">
          <text:p/>
        </draw:connector>
        <draw:custom-shape draw:style-name="gr11" draw:text-style-name="P4" xml:id="id6" draw:id="id6" draw:layer="layout" svg:width="2.656cm" svg:height="1.664cm" svg:x="12.101cm" svg:y="8.158cm">
          <text:p text:style-name="P1"><text:span text:style-name="T1">LED 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2.656cm" svg:height="1.664cm" svg:x="19.144cm" svg:y="8.207cm">
          <text:p text:style-name="P1"><text:span text:style-name="T3">Switch </text:span></text:p>
          <text:p text:style-name="P1"><text:span text:style-name="T3">Driver/Scan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2.656cm" svg:height="1.664cm" svg:x="15.608cm" svg:y="8.181cm">
          <text:p text:style-name="P1"><text:span text:style-name="T3">Push-Button</text:span></text:p>
          <text:p text:style-name="P1"><text:span text:style-name="T3">Dri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2.656cm" svg:height="1.664cm" svg:x="8.368cm" svg:y="8.182cm">
          <text:p text:style-name="P1"><text:span text:style-name="T3">Sequencer</text:span></text:p>
          <text:p text:style-name="P1"><text:span text:style-name="T3">Loop Controller</text:span>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13.567cm" svg:y1="5.284cm" svg:x2="13.429cm" svg:y2="8.158cm" draw:start-shape="id4" draw:start-glue-point="2" draw:end-shape="id6" draw:end-glue-point="0" svg:d="M13567 5284v1437h-138v1437" svg:viewBox="0 0 139 2875">
          <text:p/>
        </draw:connector>
        <draw:connector draw:style-name="gr12" draw:text-style-name="P7" draw:layer="layout" svg:x1="13.567cm" svg:y1="5.284cm" svg:x2="20.472cm" svg:y2="8.207cm" draw:start-shape="id4" draw:start-glue-point="2" draw:end-shape="id7" draw:end-glue-point="0" svg:d="M13567 5284v1461h6905v1462" svg:viewBox="0 0 6906 2924">
          <text:p/>
        </draw:connector>
        <draw:connector draw:style-name="gr12" draw:text-style-name="P7" draw:layer="layout" svg:x1="13.567cm" svg:y1="5.284cm" svg:x2="16.936cm" svg:y2="8.181cm" draw:start-shape="id4" draw:start-glue-point="2" draw:end-shape="id8" draw:end-glue-point="0" svg:d="M13567 5284v1448h3369v1449" svg:viewBox="0 0 3370 2898">
          <text:p/>
        </draw:connector>
        <draw:connector draw:style-name="gr12" draw:text-style-name="P7" draw:layer="layout" svg:x1="13.567cm" svg:y1="5.284cm" svg:x2="9.696cm" svg:y2="8.182cm" draw:start-shape="id4" draw:start-glue-point="2" draw:end-shape="id9" draw:end-glue-point="0" svg:d="M13567 5284v1449h-3871v1449" svg:viewBox="0 0 3872 2899">
          <text:p/>
        </draw:connector>
        <draw:connector draw:style-name="gr13" draw:text-style-name="P7" draw:layer="layout" draw:type="line" svg:x1="11.024cm" svg:y1="9.014cm" svg:x2="12.101cm" svg:y2="8.99cm" draw:start-shape="id9" draw:start-glue-point="1" draw:end-shape="id6" draw:end-glue-point="3" svg:d="M11024 9014l1077-24" svg:viewBox="0 0 1078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20T18:16:33.496496780</dc:date>
    <meta:editing-duration>PT4H17M12S</meta:editing-duration>
    <meta:editing-cycles>40</meta:editing-cycles>
    <meta:generator>LibreOffice/6.2.7.1$Linux_X86_64 LibreOffice_project/20$Build-1</meta:generator>
    <meta:document-statistic meta:object-count="22"/>
  </office:meta>
</office:document-meta>
</file>